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Text_20_body">
      <style:text-properties style:font-name="Arial" fo:font-size="10pt" style:font-size-asian="10pt" style:font-size-complex="10pt"/>
    </style:style>
    <style:style style:name="P2" style:family="paragraph" style:parent-style-name="Text_20_body">
      <style:text-properties style:font-name="Arial" fo:font-size="14pt" style:font-size-asian="14pt" style:font-size-complex="14pt"/>
    </style:style>
    <style:style style:name="P3" style:family="paragraph" style:parent-style-name="Text_20_body">
      <style:text-properties style:font-name="Arial"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Text_20_body">
      <style:text-properties style:font-name="Arial" fo:font-size="9pt" fo:font-style="italic" fo:font-weight="bold" style:font-size-asian="9pt" style:font-style-asian="italic" style:font-weight-asian="bold" style:font-size-complex="9pt" style:font-style-complex="italic" style:font-weight-complex="bold"/>
    </style:style>
    <style:style style:name="P5" style:family="paragraph" style:parent-style-name="Heading_20_1">
      <style:paragraph-properties fo:margin-top="0cm" fo:margin-bottom="0.21cm"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Kommentar zur ICD-10-GM Version 2013</text:h>
      <text:p text:style-name="P2">Vorbemerkungen und Danksagungen</text:p>
      <text:p text:style-name="P1">Die vorliegende Version ICD-10-GM 2013 erscheint zusammen mit einem Alphabetischen Verzeichnis. Wie schon zuvor, wurde das Alphabetische Verzeichnis an die neue Version der ICD‑10‑GM angepasst. Außerdem wurden Ergebnisse einer fortlaufenden externen Qualitätssicherung berücksichtigt.</text:p>
      <text:p text:style-name="P1">Wie in den Vorjahren wurden auch in diesem Jahr Vorschläge der Anwender zur Weiterentwicklung der Klassifikation berücksichtigt und integriert.</text:p>
      <text:p text:style-name="P1">Das DIMDI wurde bei der Erarbeitung dieser Version beratend unterstützt durch die Arbeitsgruppe ICD des Kuratoriums für Fragen der Klassifikation im Gesundheitswesen (KKG) beim Bundesministerium für Gesundheit. Allen Mitgliedern dieser Arbeitsgruppe sei für ihren Einsatz herzlich gedankt. Zahlreiche Vorschläge für diese neue Version kommen aus der Arbeitsgemeinschaft der Wissenschaftlichen Medizinischen Fachgesellschaften (AWMF). Den Fachberatern dieser Gesellschaften gilt ebenfalls unser Dank für ihre Zuarbeit.</text:p>
      <text:p text:style-name="P1"> </text:p>
      <text:p text:style-name="P2">Grundsätzliches</text:p>
      <text:p text:style-name="P3">Zusatzkennzeichen</text:p>
      <text:p text:style-name="P1">Die Regelung der Zusatzkennzeichen stellt sich, analog der Vorversion, wie folgt dar:</text:p>
      <text:p text:style-name="P1"><text:span text:style-name="T1">V</text:span> Verdachtsdiagnose bzw. auszuschließende Diagnose</text:p>
      <text:p text:style-name="P1"><text:span text:style-name="T1">Z</text:span> (symptomloser) Zustand nach der betreffenden Diagnose</text:p>
      <text:p text:style-name="P1"><text:span text:style-name="T1">A</text:span> ausgeschlossene Diagnose</text:p>
      <text:p text:style-name="P1"><text:span text:style-name="T1">G</text:span> gesicherte Diagnose (auch anzugeben, wenn A, V oder Z nicht zutreffen)</text:p>
      <text:p text:style-name="P1">Im stationären Bereich bleiben diese Zusatzkennzeichen weiterhin außer Kraft. Die Zusatzkennzeichen für die Seitenlokalisation R (rechts), L (links) und B (beidseitig) können nach wie vor in der ambulanten und in der stationären Versorgung verwendet werden.</text:p>
      <text:p text:style-name="P3">Aktualisierungen durch die Weltgesundheitsorganisation</text:p>
      <text:p text:style-name="P1">Die ICD-10-GM 2013 berücksichtigt Änderungen der Weltgesundheitsorganisation, die zur Implementation im Jahre 2013 vorgesehen sind, soweit dies im Kontext der 'German Modification' hinsichtlich Sprachgebrauch und Einsatz innerhalb der Entgeltsysteme sinnvoll und möglich ist.</text:p>
      <text:p text:style-name="P1"/>
      <text:p text:style-name="P2">Einzelne wichtige Änderungen</text:p>
      <text:p text:style-name="P3">Kap. III: </text:p>
      <text:p text:style-name="P4">Hereditärer Mangel an sonstigen Gerinnungsfaktoren</text:p>
      <text:p text:style-name="P1">Um zukünftig eine spezifischere Vergütung der Behandlung von Patienten mit <text:span text:style-name="T2">hereditärem Mangel an sonstigen Gerinnungsfaktoren</text:span> zu ermöglichen, wurde die Kategorie D68.2 auf 5. Stelle differenziert.</text:p>
      <text:p text:style-name="P3">Kap. IX:</text:p>
      <text:p text:style-name="P4">Vorhofflimmern und Vorhofflattern</text:p>
      <text:p text:style-name="P1">Durch ein sogenanntes Major Update der WHO bedingt, musste Kodebereich I48 umfänglich überarbeitet werden. Bis dato gab es in der WHO-Ausgabe der ICD-10 lediglich eine 3-Steller-Kategorie. Dem internationalen Wunsch von Anwenderseite nach mehr Spezifität folgte die WHO durch eine Unterteilung auf 4. Stelle entsprechend der heute üblichen Einteilung der Krankheitsbilder. Die bestehenden 4- und 5-Steller-Kategorien der German Modification mussten im Rahmen der <text:soft-page-break/>Umsetzung der WHO-Vorgabe weichen. Eine Überleitung der Kodes ist, wegen der neuen Struktur der Kodes, nicht 1:1 möglich.</text:p>
      <text:p text:style-name="P4">Aneurysma und Dissektion der A. vertebralis</text:p>
      <text:p text:style-name="P1">Einem Major Update der WHO folgend, wurde ein neuer Schlüssel I<text:span text:style-name="T2">72.6 Aneurysma und Dissektion der A. vertebralis</text:span> eingeführt, um diese Zustände von <text:span text:style-name="T2">Aneurysmata und Dissektionen sonstiger präzerebraler Arterien</text:span> (I72.5) abgrenzen zu können.</text:p>
      <text:p text:style-name="P4">Hämorrhoiden</text:p>
      <text:p text:style-name="P1">Im Rahmen eines Major Updates der WHO wurde der Kodebereich <text:span text:style-name="T2">I84 Hämorrhoiden</text:span> im Kapitel IX Krankheiten des Kreislaufsystems aufgelöst und mit neuer Struktur im Kapitel XI <text:span text:style-name="T2">Krankheiten des Verdauungssystems</text:span> als <text:span text:style-name="T2">K64 Hämorrhoiden und Perianalvenenthrombose</text:span> angelegt. Durch die neue Struktur ist eine 1:1-Überleitung der Schlüsselnummern nicht möglich.</text:p>
      <text:p text:style-name="P3">Kap. XI:</text:p>
      <text:p text:style-name="P4">Karies mit freiliegender Pulpa</text:p>
      <text:p text:style-name="P1">Unter der 3-Steller-Kategorie <text:span text:style-name="T2">K02 Zahnkaries</text:span> wurde seitens der WHO eine zusätzliche Schlüsselnummer K02.5 auf 4. Stelle eingeführt, um Fälle von Karies mit freiliegender Pulpa spezifisch kodieren zu können.</text:p>
      <text:p text:style-name="P4">Hernia ventralis</text:p>
      <text:p text:style-name="P1">Eine umfangreiche Neustrukturierung wurde von der WHO für den Kodebereich <text:span text:style-name="T2">K43.- Hernia ventralis</text:span> vorgenommen. Die bisherige, überholte Terminologie und Unterteilung wurde an die heutigen Bedürfnisse angepasst und erweitert. Im Rahmen der Umsetzung des Major Updates in der ICD-10-GM wurden einzelne Schlüsselnummern auf 5. Stelle weiter gliedert, um den Entgeltsystemen (insbes. dem DRG-System) besser Rechnung tragen zu können. Gleichwohl lässt sich eine 1:1-Überleitung nicht erreichen.</text:p>
      <text:p text:style-name="P4">Hämorrhoiden und Perianalvenenthrombose</text:p>
      <text:p text:style-name="P1">Wie bereits oben angeführt, wurden die bisherigen Schlüsselnummern für die Kodierung der <text:span text:style-name="T2">Hämorrhoiden</text:span> unter I84 durch eine neue Struktur im Kapitel XI ersetzt, um <text:span text:style-name="T2">Hämorrhoiden und Perianalvenenthrombosen</text:span> zukünftig analog der heute gebräuchlichen klinischen Einteilung abbilden zu können. Der umfassende strukturelle Neuaufbau bedingt, dass eine 1:1-Überleitung der Schlüsselnummern zwischen den Jahrgangsversionen nicht möglich ist.</text:p>
      <text:p text:style-name="P4">Sonstige Krankheiten des Verdauungssystems nach medizinischen Maßnahmen, anderenorts nicht klassifiziert</text:p>
      <text:p text:style-name="P1">Auf Antrag des Fachbereichs wurden zusätzliche Schlüsselnummern (K91.81-K91.83) unter dem Kode K91.8- aufgenommen, um <text:span text:style-name="T2">Insuffizienzen von Anastomosen und Nähten nach Operationen am Verdauungstrakt</text:span> für die Belange der Entgeltsysteme spezifischer kodieren zu können.</text:p>
      <text:p text:style-name="P3">Kap. XIII:</text:p>
      <text:p text:style-name="P4">Sonstige Gelenkkrankheiten</text:p>
      <text:p text:style-name="P1">Im Kodebereich M20-M25 wurden auf Antrag des Fachbereichs in größerem Umfang 5-Steller-Kategorien entfernt, die in Bezug auf die jeweils übergeordneten 4-Steller-Kategorien zu keinen sinnvollen Kombinationen führten. Damit soll eine verbesserte Kodierqualität erreicht werden.</text:p>
      <text:p text:style-name="P3">Kap. XVII:</text:p>
      <text:p text:style-name="P4">Thalidomid-Embryopathie</text:p>
      <text:p text:style-name="P1">Auf Antrag von Betroffenenverbänden, mit Unterstützung von Experten aus Fachgesellschaften und Organisationen der Selbstverwaltung, wurde eine neue Schlüsselnummer Q86.80 für die spezifische Kodierung der <text:span text:style-name="T2">Thalidomid-Embryopathie</text:span> eingeführt. Der neue Kode ermöglicht eine bessere Identifikation der Behandlungsfälle für die Belange der Entgeltsysteme und des Verordnungswesens etc. Da es sich bei der Thalidomid-Embryopathie um ein breites Spektrum von teilweise sehr unterschiedlichen Krankheitszuständen handelt, sollen diese (wie bisher) im Einzelfall spezifisch <text:soft-page-break/>kodiert werden.</text:p>
      <text:p text:style-name="P3">Kap. XVIII:</text:p>
      <text:p text:style-name="P4">Plötzlicher Kindstod</text:p>
      <text:p text:style-name="P1">Ausgehend von einem WHO-Major-Update wurde eine Unterteilung der Schlüsselnummer R95 auf der 4. Stelle vorgenommen, um eine Differenzierung hinsichtlich einer vorgenommenen Obduktion zu ermöglichen.</text:p>
      <text:p text:style-name="P3">Kap. XXI:</text:p>
      <text:p text:style-name="P4">Anpassung und Handhabung eines kardialen (elektronischen) Geräts und Vorhandensein eines kardialen elektronischen Geräts</text:p>
      <text:p text:style-name="P1">Ausgehend von einem WHO-Major-Update die Schlüsselnummer Z45.0 betreffend, erfolgte eine weitergehende Aufteilung dieses Schlüssels für die Zwecke der Entgeltsysteme. In diesem Zusammenhang wurde die Schlüsselnummer <text:span text:style-name="T2">Z45.83 Anpassung und Handhabung eines herzunterstützenden Systems</text:span> aufgelöst, da sie nun in den neuen, spezifischeren Kodes unter Z45.0- aufgeht.</text:p>
      <text:p text:style-name="P1">In Anlehnung an die Änderungen beim Kode Z45.0- erfolgte auch die Überarbeitung des Schlüssels <text:span text:style-name="T2">Z95.0 Vorhandensein eines kardialen elektronischen Geräts</text:span>.</text:p>
      <text:p text:style-name="P4">Langzeitige Abhängigkeit vom Kunstherz</text:p>
      <text:p text:style-name="P1">Ein WHO-Major-Update zur Aufnahme des neuen Schlüssels <text:span text:style-name="T2">Z99.4 Abhängigkeit vom Kunstherz</text:span> wurde - angepasst an die Struktur der übrigen Schlüssel unter Z99 - <text:s/>in die German Modification eingeführt.</text:p>
      <text:p text:style-name="P3">Kap. XXII:</text:p>
      <text:p text:style-name="P4">Vorläufige Zuordnungen für Krankheiten mit unklarer Ätiologie und nicht belegte Schlüsselnummern</text:p>
      <text:p text:style-name="P1">Im Kodebereich U00-U49 wurden, im Zusammenhang mit der Einführung von <text:span text:style-name="T2">nicht belegten Schlüsselnummern</text:span> durch die WHO, umfangreichere Umbauten vorgenommen. Sie sollen gewährleisten, dass <text:s/>im Bedarfsfall Platzhalter in den EDV-Systemen zur Verfügung stehen, damit auf aktuelle internationale und nationale Situationen adäquat reagiert werden kann. Die aufgeführten Schlüsselnummern sollen nur nach Freigabe durch die WHO verwendet werden.</text:p>
      <text:p text:style-name="P4">Erreger mit bestimmten Antibiotikaresistenzen, die besondere therapeutische oder hygienische Maßnahmen erfordern</text:p>
      <text:p text:style-name="P1">Um bestimmte Erreger(gruppen) mit schwerwiegenden Antibiotikaresistenzen von solchen mit weniger schwerwiegenden abgrenzen zu können, wurden Unterteilungen auf 5. Stelle bei den Schlüsselnummern <text:span text:style-name="T2">U80.0 Staphylococcus aureus mit Resistenz gegen Oxacillin, Glykopeptid-Antibiotika, Chinolone, Streptogramine oder Oxazolidinone, U80.1 Streptococcus pneumoniae mit Resistenz gegen Penizillin, Oxacillin, Makrolid-Antibiotika, Oxazolidinone oder Streptogramine, U80.2 Enterococcus faecalis mit Resistenz gegen Glykopeptid-Antibiotika, Oxazolidinone, oder mit High-Level-Aminoglykosid-Resistenz</text:span> und <text:span text:style-name="T2">U80.3 Enterococcus faecium mit Resistenz gegen Glykopeptid-Antibiotika, Oxazolidinone, Streptogramine, oder mit High-Level-Aminoglykosid-Resistenz</text:span> vorgen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default-outline-level="1" style:class="text" style:master-page-name="Right_20_Page">
      <style:paragraph-properties fo:margin-top="5.001cm" fo:margin-bottom="0.21cm" fo:text-align="center" style:justify-single-word="false" fo:hyphenation-ladder-count="99" style:page-number="auto" fo:break-before="page" fo:background-color="transparent" style:shadow="none" fo:keep-with-next="auto" text:number-lines="false" text:line-number="0">
        <style:tab-stops/>
        <style:background-image/>
      </style:paragraph-properties>
      <style:text-properties style:font-name="Arial" fo:font-size="20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Heading_20_7" style:display-name="Heading 7"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hpt-pref" style:family="paragraph" style:master-page-name="Right_20_Page">
      <style:paragraph-properties fo:hyphenation-ladder-count="no-limit" style:page-number="auto" fo:break-before="auto" fo:break-after="auto"/>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block" style:family="paragraph" style:parent-style-name="Heading_20_3" style:master-page-name="">
      <style:paragraph-properties fo:margin-top="0.99cm" fo:margin-bottom="0cm" style:page-number="auto" fo:background-color="transparent">
        <style:background-image/>
      </style:paragraph-properties>
      <style:text-properties style:font-name="Arial1" fo:font-size="14pt" style:font-name-asian="Arial1" style:font-size-asian="14pt" style:font-name-complex="Arial1" style:font-size-complex="14pt"/>
    </style:style>
    <style:style style:name="block-code" style:family="paragraph" style:parent-style-name="Standard">
      <style:paragraph-properties fo:margin-top="0cm" fo:margin-bottom="0.25cm" style:line-height-at-least="0.388cm" fo:keep-together="always" fo:keep-with-next="always"/>
      <style:text-properties style:font-name="Arial" fo:font-size="14pt" fo:language="de" fo:country="DE" style:font-name-asian="Arial" style:font-size-asian="14pt" style:font-name-complex="Arial" style:font-size-complex="14pt"/>
    </style:style>
    <style:style style:name="block-def" style:family="paragraph" style:parent-style-name="Standard">
      <style:paragraph-properties fo:margin-top="0cm" fo:margin-bottom="0cm" fo:line-height="0.388cm" fo:text-align="justify" style:justify-single-word="false" fo:keep-together="always" fo:keep-with-next="always"/>
      <style:text-properties fo:font-size="10pt" fo:language="de" fo:country="DE" style:font-size-asian="10pt" style:font-size-complex="9pt"/>
    </style:style>
    <style:style style:name="block-list-text" style:family="paragraph" style:parent-style-name="block-text" style:list-style-name="loweralpha">
      <style:paragraph-properties fo:margin-top="0cm" fo:margin-bottom="0cm"/>
    </style:style>
    <style:style style:name="block-list-text1" style:family="paragraph" style:parent-style-name="block-text" style:list-style-name="loweralpha">
      <style:paragraph-properties fo:margin-top="0.101cm" fo:margin-bottom="0cm"/>
    </style:style>
    <style:style style:name="block-note1" style:family="paragraph" style:parent-style-name="block-text">
      <style:paragraph-properties fo:margin-left="1.101cm" fo:margin-right="0cm" fo:margin-top="0.42cm" fo:margin-bottom="0cm" fo:text-indent="-1.101cm" style:auto-text-indent="false">
        <style:tab-stops/>
      </style:paragraph-properties>
    </style:style>
    <style:style style:name="block-note1-last" style:family="paragraph" style:parent-style-name="block-note1">
      <style:paragraph-properties fo:keep-with-next="auto"/>
    </style:style>
    <style:style style:name="block-note2" style:family="paragraph" style:parent-style-name="block-note1">
      <style:paragraph-properties fo:margin-left="1.101cm" fo:margin-right="0cm" fo:keep-together="always" fo:text-indent="0cm" style:auto-text-indent="false"/>
    </style:style>
    <style:style style:name="block-note2-last" style:family="paragraph" style:parent-style-name="block-note2">
      <style:paragraph-properties fo:margin-left="1.101cm" fo:margin-right="0cm" fo:text-indent="0cm" style:auto-text-indent="false" fo:keep-with-next="auto"/>
    </style:style>
    <style:style style:name="block-terms-list" style:family="paragraph" style:parent-style-name="block-terms2" style:list-style-name="list1"/>
    <style:style style:name="block-terms1" style:family="paragraph" style:parent-style-name="Standard">
      <style:paragraph-properties fo:margin-left="1.349cm" fo:margin-right="0cm" fo:margin-top="0.199cm" fo:margin-bottom="0cm" fo:line-height="0.388cm" fo:keep-together="always"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block-terms1-last" style:family="paragraph" style:parent-style-name="block-terms1">
      <style:paragraph-properties fo:keep-together="auto">
        <style:tab-stops/>
      </style:paragraph-properties>
    </style:style>
    <style:style style:name="block-terms2" style:family="paragraph" style:parent-style-name="block-terms1">
      <style:paragraph-properties fo:margin-left="1.349cm" fo:margin-right="0cm" fo:margin-top="0cm" fo:margin-bottom="0cm" fo:text-indent="-0.25cm" style:auto-text-indent="false">
        <style:tab-stops/>
      </style:paragraph-properties>
    </style:style>
    <style:style style:name="block-terms2-last" style:family="paragraph" style:parent-style-name="block-terms2">
      <style:paragraph-properties fo:keep-together="auto">
        <style:tab-stops/>
      </style:paragraph-properties>
    </style:style>
    <style:style style:name="block-text" style:family="paragraph" style:parent-style-name="Standard">
      <style:paragraph-properties fo:margin-left="0cm" fo:margin-right="0cm" fo:margin-top="0.18cm" fo:margin-bottom="0.101cm" fo:line-height="0.388cm" fo:text-align="justify" style:justify-single-word="false" fo:keep-together="always" fo:text-indent="0cm" style:auto-text-indent="false" fo:keep-with-next="always"/>
      <style:text-properties fo:font-size="10pt" fo:language="de" fo:country="DE" style:font-size-asian="10pt" style:font-size-complex="10pt"/>
    </style:style>
    <style:style style:name="block-text-last" style:family="paragraph" style:parent-style-name="block-text">
      <style:paragraph-properties fo:keep-with-next="auto"/>
    </style:style>
    <style:style style:name="cat-def" style:family="paragraph" style:parent-style-name="Standard">
      <style:paragraph-properties fo:margin-left="1.75cm" fo:margin-right="0cm" fo:margin-top="0.139cm" fo:margin-bottom="0cm" fo:line-height="0.318cm" fo:text-align="justify" style:justify-single-word="false" fo:keep-together="always" fo:text-indent="0cm" style:auto-text-indent="false" fo:keep-with-next="always"/>
      <style:text-properties fo:font-size="9pt" fo:language="de" fo:country="DE" style:font-size-asian="9pt" style:font-size-complex="9pt"/>
    </style:style>
    <style:style style:name="cat-def-last" style:family="paragraph" style:parent-style-name="cat-def">
      <style:paragraph-properties fo:keep-with-next="auto"/>
    </style:style>
    <style:style style:name="cat-list1" style:family="paragraph" style:parent-style-name="Standard">
      <style:paragraph-properties fo:margin-left="0cm" fo:margin-right="0cm" fo:line-height="0.388cm" fo:keep-together="always" fo:text-indent="-0.25cm" style:auto-text-indent="false" fo:keep-with-next="always">
        <style:tab-stops>
          <style:tab-stop style:position="0.014cm"/>
        </style:tab-stops>
      </style:paragraph-properties>
      <style:text-properties fo:font-size="10pt" fo:language="de" fo:country="DE" style:font-size-asian="10pt" style:font-size-complex="10pt"/>
    </style:style>
    <style:style style:name="cat-pref-text1" style:family="paragraph" style:parent-style-name="Standard">
      <style:paragraph-properties fo:margin-left="2.85cm" fo:margin-right="0cm" fo:margin-top="0.139cm" fo:margin-bottom="0cm" fo:line-height="0.388cm" fo:text-align="justify" style:justify-single-word="false" fo:keep-together="always" fo:text-indent="-1.101cm" style:auto-text-indent="false" fo:keep-with-next="always">
        <style:tab-stops>
          <style:tab-stop style:position="0cm"/>
        </style:tab-stops>
      </style:paragraph-properties>
      <style:text-properties fo:font-size="10pt"/>
    </style:style>
    <style:style style:name="cat-pref-text1-last" style:family="paragraph" style:parent-style-name="cat-pref-text1">
      <style:paragraph-properties fo:keep-with-next="auto"/>
    </style:style>
    <style:style style:name="cat-pref-text2" style:family="paragraph" style:parent-style-name="cat-pref-text1">
      <style:paragraph-properties fo:margin-left="2.85cm" fo:margin-right="0cm" fo:text-indent="0cm" style:auto-text-indent="false"/>
    </style:style>
    <style:style style:name="cat-pref-text2-last" style:family="paragraph" style:parent-style-name="cat-pref-text2">
      <style:paragraph-properties fo:keep-with-next="auto"/>
    </style:style>
    <style:style style:name="cat-first-pref-text1" style:family="paragraph" style:parent-style-name="cat-pref-text1">
      <style:paragraph-properties fo:margin-top="0cm" fo:margin-bottom="0cm"/>
    </style:style>
    <style:style style:name="cat-first-pref-text1-last" style:family="paragraph" style:parent-style-name="cat-pref-text1-last">
      <style:paragraph-properties fo:margin-top="0cm" fo:margin-bottom="0cm"/>
    </style:style>
    <style:style style:name="cat-terms-list" style:family="paragraph" style:parent-style-name="cat-terms2" style:list-style-name="list1">
      <style:paragraph-properties fo:margin-left="2.85cm" fo:margin-right="0cm" fo:margin-top="0cm" fo:margin-bottom="0cm" fo:line-height="0.388cm" fo:keep-together="always" fo:text-indent="-0.25cm" style:auto-text-indent="false" fo:keep-with-next="always"/>
    </style:style>
    <style:style style:name="cat-terms-list1" style:family="paragraph" style:parent-style-name="cat-terms1" style:list-style-name="list1"/>
    <style:style style:name="cat-terms1" style:family="paragraph" style:parent-style-name="Standard">
      <style:paragraph-properties fo:margin-left="3.099cm" fo:margin-right="0cm" fo:margin-top="0.139cm" fo:margin-bottom="0cm" fo:line-height="0.388cm" fo:keep-together="always" fo:text-indent="-1.349cm" style:auto-text-indent="false" fo:keep-with-next="always">
        <style:tab-stops>
          <style:tab-stop style:position="-0.249cm"/>
        </style:tab-stops>
      </style:paragraph-properties>
      <style:text-properties fo:font-size="10pt"/>
    </style:style>
    <style:style style:name="cat-terms1-tab" style:family="paragraph" style:parent-style-name="cat-terms1">
      <style:paragraph-properties fo:margin-left="3.099cm" fo:margin-right="0.199cm" fo:margin-top="0cm" fo:margin-bottom="0cm" fo:text-indent="-1.349cm" style:auto-text-indent="false" fo:keep-with-next="auto"/>
    </style:style>
    <style:style style:name="cat-terms1-last" style:family="paragraph" style:parent-style-name="cat-terms1">
      <style:paragraph-properties fo:keep-with-next="auto"/>
    </style:style>
    <style:style style:name="cat-first-terms1" style:family="paragraph" style:parent-style-name="cat-terms1">
      <style:paragraph-properties fo:margin-top="0cm" fo:margin-bottom="0cm"/>
    </style:style>
    <style:style style:name="cat-first-terms1-last" style:family="paragraph" style:parent-style-name="cat-terms1-last">
      <style:paragraph-properties fo:margin-top="0cm" fo:margin-bottom="0cm"/>
    </style:style>
    <style:style style:name="cat-terms2" style:family="paragraph" style:parent-style-name="Standard">
      <style:paragraph-properties fo:margin-left="3.099cm" fo:margin-right="0cm" fo:margin-top="0cm" fo:margin-bottom="0cm" fo:line-height="0.388cm" fo:keep-together="always" fo:text-indent="-0.25cm" style:auto-text-indent="false" fo:keep-with-next="always">
        <style:tab-stops>
          <style:tab-stop style:position="-0.249cm"/>
        </style:tab-stops>
      </style:paragraph-properties>
      <style:text-properties fo:font-size="10pt"/>
    </style:style>
    <style:style style:name="cat-terms2-tab" style:family="paragraph" style:parent-style-name="cat-terms2">
      <style:paragraph-properties fo:margin-left="3.099cm" fo:margin-right="0.199cm" fo:text-indent="-0.25cm" style:auto-text-indent="false" fo:keep-with-next="auto"/>
    </style:style>
    <style:style style:name="cat-terms2-last" style:family="paragraph" style:parent-style-name="cat-terms2">
      <style:paragraph-properties fo:keep-with-next="auto"/>
    </style:style>
    <style:style style:name="cat-terms-tab" style:family="paragraph" style:parent-style-name="cat-terms2">
      <style:paragraph-properties fo:margin-left="3.099cm" fo:margin-right="0.199cm" fo:text-indent="-0.25cm" style:auto-text-indent="false">
        <style:tab-stops>
          <style:tab-stop style:position="-0.249cm"/>
        </style:tab-stops>
      </style:paragraph-properties>
    </style:style>
    <style:style style:name="cat-termsX" style:family="paragraph" style:parent-style-name="cat-terms1">
      <style:paragraph-properties fo:margin-left="3.099cm" fo:margin-right="0cm" fo:margin-top="0cm" fo:margin-bottom="0cm" fo:text-indent="-0.25cm" style:auto-text-indent="false">
        <style:tab-stops/>
      </style:paragraph-properties>
    </style:style>
    <style:style style:name="cat-text" style:family="paragraph" style:parent-style-name="Standard">
      <style:paragraph-properties fo:margin-left="1.75cm" fo:margin-right="0cm" fo:margin-top="0.141cm" fo:margin-bottom="0cm" fo:line-height="0.388cm" fo:text-align="justify" style:justify-single-word="false" fo:keep-together="always" fo:text-indent="0cm" style:auto-text-indent="false" fo:background-color="transparent" style:shadow="none" fo:keep-with-next="always">
        <style:tab-stops/>
        <style:background-image/>
      </style:paragraph-properties>
      <style:text-properties fo:font-size="10pt" fo:language="de" fo:country="DE" style:font-size-asian="10pt" style:font-size-complex="10pt"/>
    </style:style>
    <style:style style:name="cat-first-text" style:family="paragraph" style:parent-style-name="cat-text">
      <style:paragraph-properties fo:margin-top="0cm" fo:margin-bottom="0cm"/>
    </style:style>
    <style:style style:name="cat-text-last" style:family="paragraph" style:parent-style-name="cat-text">
      <style:paragraph-properties fo:keep-with-next="auto"/>
    </style:style>
    <style:style style:name="cat-first-text-last" style:family="paragraph" style:parent-style-name="cat-text-last">
      <style:paragraph-properties fo:margin-top="0cm" fo:margin-bottom="0cm"/>
    </style:style>
    <style:style style:name="cat-textneu" style:family="paragraph" style:parent-style-name="Standard">
      <style:paragraph-properties fo:margin-left="1.75cm" fo:margin-right="0cm" fo:line-height="0.388cm" fo:text-align="justify" style:justify-single-word="false" fo:keep-together="always" fo:text-indent="0cm" style:auto-text-indent="false"/>
      <style:text-properties fo:font-size="10pt" fo:language="de" fo:country="DE" style:font-size-asian="10pt" style:font-size-complex="10pt"/>
    </style:style>
    <style:style style:name="cat3" style:family="paragraph">
      <style:paragraph-properties fo:margin-left="1.75cm" fo:margin-right="0cm" fo:margin-top="0.423cm" fo:margin-bottom="0cm" style:line-height-at-least="0.388cm" fo:keep-together="always" fo:text-indent="-1.75cm" style:auto-text-indent="false" fo:keep-with-next="always">
        <style:tab-stops>
          <style:tab-stop style:position="0cm"/>
        </style:tab-stops>
      </style:paragraph-properties>
      <style:text-properties style:font-name="Arial" fo:font-size="11pt" fo:font-weight="bold" style:font-size-asian="11pt" style:font-weight-asian="bold" style:font-size-complex="11pt" style:font-weight-complex="bold"/>
    </style:style>
    <style:style style:name="cat3-solo" style:family="paragraph" style:parent-style-name="cat3">
      <style:paragraph-properties fo:keep-with-next="auto"/>
    </style:style>
    <style:style style:name="cat4" style:family="paragraph">
      <style:paragraph-properties fo:margin-left="1.75cm" fo:margin-right="0cm" fo:margin-top="0.139cm" fo:margin-bottom="0cm" style:line-height-at-least="0.388cm" fo:keep-together="always" fo:text-indent="-1.75cm" style:auto-text-indent="false" fo:keep-with-next="always">
        <style:tab-stops/>
      </style:paragraph-properties>
      <style:text-properties style:font-name="Arial" fo:font-size="10pt" fo:language="de" fo:country="DE" fo:font-weight="bold" style:font-name-asian="Arial" style:font-size-asian="10pt" style:font-weight-asian="bold" style:font-name-complex="Arial" style:font-size-complex="10pt" style:font-weight-complex="bold"/>
    </style:style>
    <style:style style:name="cat4-incl" style:family="paragraph" style:parent-style-name="Standard">
      <style:paragraph-properties fo:margin-left="2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cat4-incl-tab" style:family="paragraph" style:parent-style-name="cat4-incl">
      <style:paragraph-properties fo:margin-left="2cm" fo:margin-right="0.199cm" fo:line-height="0.388cm" fo:keep-together="always" fo:text-indent="-0.25cm" style:auto-text-indent="false" fo:keep-with-next="always"/>
    </style:style>
    <style:style style:name="cat4-incl1" style:family="paragraph" style:parent-style-name="cat4-incl">
      <style:paragraph-properties fo:margin-left="2cm" fo:margin-right="0cm" fo:margin-top="0.139cm" fo:margin-bottom="0cm" fo:line-height="0.388cm" fo:keep-together="always" fo:text-indent="-0.25cm" style:auto-text-indent="false" fo:keep-with-next="always">
        <style:tab-stops/>
      </style:paragraph-properties>
    </style:style>
    <style:style style:name="cat4-incl1-last" style:family="paragraph" style:parent-style-name="cat4-incl1">
      <style:paragraph-properties fo:keep-with-next="auto"/>
    </style:style>
    <style:style style:name="cat4-incl-last" style:family="paragraph" style:parent-style-name="cat4-incl">
      <style:paragraph-properties fo:keep-with-next="auto"/>
    </style:style>
    <style:style style:name="cat4-incl-list" style:family="paragraph" style:list-style-name="list1"/>
    <style:style style:name="cat4-first-incl1" style:family="paragraph" style:parent-style-name="cat4-incl1">
      <style:paragraph-properties fo:margin-top="0cm" fo:margin-bottom="0cm"/>
    </style:style>
    <style:style style:name="cat4-first-incl1-last" style:family="paragraph" style:parent-style-name="cat4-incl1-last">
      <style:paragraph-properties fo:margin-top="0cm" fo:margin-bottom="0cm"/>
    </style:style>
    <style:style style:name="cat4-solo" style:family="paragraph" style:parent-style-name="cat4">
      <style:paragraph-properties fo:keep-with-next="auto"/>
    </style:style>
    <style:style style:name="endOfCode" style:family="paragraph" style:parent-style-name="cat4"/>
    <style:style style:name="cat5" style:family="paragraph" style:parent-style-name="Heading_20_7">
      <style:paragraph-properties fo:margin-left="1.75cm" fo:margin-right="0cm" fo:margin-top="0.199cm" fo:margin-bottom="0cm" style:line-height-at-least="0.388cm" fo:keep-together="always" fo:text-indent="-1.75cm" style:auto-text-indent="false">
        <style:tab-stops>
          <style:tab-stop style:position="0cm"/>
        </style:tab-stops>
      </style:paragraph-properties>
      <style:text-properties style:font-name="Arial" fo:font-size="10pt" fo:language="de" fo:country="DE" style:font-name-asian="Arial" style:font-size-asian="10pt" style:font-name-complex="Arial" style:font-size-complex="10pt"/>
    </style:style>
    <style:style style:name="cat5-solo" style:family="paragraph" style:parent-style-name="cat5">
      <style:paragraph-properties fo:keep-with-next="auto"/>
    </style:style>
    <style:style style:name="cell-GVHD" style:family="paragraph" style:parent-style-name="Standard">
      <style:paragraph-properties fo:margin-left="0.25cm" fo:margin-right="0.25cm" fo:margin-top="0.21cm" fo:margin-bottom="0.21cm" fo:text-align="center" style:justify-single-word="false" fo:text-indent="0cm" style:auto-text-indent="false"/>
      <style:text-properties fo:font-size="10pt"/>
    </style:style>
    <style:style style:name="chpt-code" style:family="paragraph" style:parent-style-name="Standard">
      <style:paragraph-properties fo:margin-top="0cm" fo:margin-bottom="0.711cm" style:line-height-at-least="0.388cm" fo:background-color="transparent" style:shadow="none" fo:keep-with-next="always">
        <style:tab-stops/>
        <style:background-image/>
      </style:paragraph-properties>
      <style:text-properties style:font-name="Arial" fo:font-size="18pt" fo:language="de" fo:country="DE" fo:font-weight="bold" style:font-name-asian="Arial" style:font-size-asian="18pt" style:font-weight-asian="bold" style:font-name-complex="Arial" style:font-size-complex="18pt" style:font-weight-complex="bold"/>
    </style:style>
    <style:style style:name="chpt-cont" style:family="paragraph" style:parent-style-name="Standard">
      <style:paragraph-properties fo:margin-top="0.42cm" fo:margin-bottom="0.139cm" fo:line-height="0.388cm" fo:keep-with-next="always"/>
      <style:text-properties fo:font-size="10pt" fo:language="de" fo:country="DE" fo:font-weight="bold" style:font-size-asian="10pt" style:font-weight-asian="bold" style:font-size-complex="10pt" style:font-weight-complex="bold"/>
    </style:style>
    <style:style style:name="chpt-cont2" style:family="paragraph" style:parent-style-name="Standard">
      <style:paragraph-properties fo:margin-left="1.75cm" fo:margin-right="0cm" fo:margin-top="0cm" fo:margin-bottom="0cm" fo:line-height="0.388cm" fo:text-indent="-1.75cm" style:auto-text-indent="false" fo:keep-with-next="auto">
        <style:tab-stops/>
      </style:paragraph-properties>
      <style:text-properties fo:font-size="10pt" fo:language="de" fo:country="DE" style:font-size-asian="10pt" style:font-size-complex="10pt"/>
    </style:style>
    <style:style style:name="chpt-cont2-l2" style:family="paragraph" style:parent-style-name="chpt-cont2">
      <style:paragraph-properties fo:margin-left="3.5cm" fo:margin-right="0cm" fo:margin-top="0cm" fo:margin-bottom="0cm" fo:line-height="0.388cm" fo:text-indent="-1.75cm" style:auto-text-indent="false">
        <style:tab-stops/>
      </style:paragraph-properties>
    </style:style>
    <style:style style:name="chpt-cont2-l3" style:family="paragraph" style:parent-style-name="chpt-cont2">
      <style:paragraph-properties fo:margin-left="5.249cm" fo:margin-right="0cm" fo:margin-top="0cm" fo:margin-bottom="0cm" fo:line-height="0.388cm" fo:text-indent="-1.75cm" style:auto-text-indent="false">
        <style:tab-stops/>
      </style:paragraph-properties>
    </style:style>
    <style:style style:name="chpt-cont2-l4" style:family="paragraph" style:parent-style-name="chpt-cont2">
      <style:paragraph-properties fo:margin-left="7.001cm" fo:margin-right="0cm" fo:margin-top="0cm" fo:margin-bottom="0cm" fo:line-height="0.388cm" fo:text-indent="-1.75cm" style:auto-text-indent="false">
        <style:tab-stops/>
      </style:paragraph-properties>
    </style:style>
    <style:style style:name="chpt-def" style:family="paragraph" style:parent-style-name="chpt-text">
      <style:paragraph-properties fo:margin-left="0cm" fo:margin-right="0cm" fo:margin-top="0.199cm" fo:margin-bottom="0cm" fo:line-height="0.388cm" fo:text-align="justify" style:justify-single-word="false" fo:orphans="3" fo:widows="3" fo:text-indent="0cm" style:auto-text-indent="false">
        <style:tab-stops>
          <style:tab-stop style:position="0cm"/>
        </style:tab-stops>
      </style:paragraph-properties>
      <style:text-properties fo:font-size="10pt" fo:language="de" fo:country="DE" style:font-size-asian="10pt" style:font-size-complex="9pt"/>
    </style:style>
    <style:style style:name="chpt-def-last" style:family="paragraph" style:parent-style-name="chpt-def">
      <style:paragraph-properties fo:margin-left="0cm" fo:margin-right="0cm" fo:margin-top="0.199cm" fo:margin-bottom="0cm" fo:line-height="0.388cm" fo:text-align="justify" style:justify-single-word="false" fo:orphans="3" fo:widows="3" fo:text-indent="0cm" style:auto-text-indent="false" fo:keep-with-next="auto"/>
    </style:style>
    <style:style style:name="chpt-no" style:family="paragraph" style:parent-style-name="chpt-pref" style:master-page-name="">
      <style:paragraph-properties fo:margin-top="1cm" fo:margin-bottom="0cm" style:page-number="auto" fo:keep-with-next="always"/>
    </style:style>
    <style:style style:name="chpt-no-1" style:family="paragraph" style:parent-style-name="chpt-pref-changes" style:master-page-name="First_20_Page">
      <style:paragraph-properties fo:margin-top="1cm" fo:margin-bottom="0cm" style:page-number="auto" fo:keep-with-next="always"/>
    </style:style>
    <style:style style:name="chpt-pref-changes" style:family="paragraph" style:master-page-name="">
      <style:paragraph-properties fo:hyphenation-ladder-count="no-limit" style:page-number="auto" fo:keep-with-next="always"/>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chpt-pref-text1" style:family="paragraph" style:parent-style-name="chpt-text">
      <style:paragraph-properties fo:margin-left="1.101cm" fo:margin-right="0cm" fo:text-indent="-1.101cm" style:auto-text-indent="false">
        <style:tab-stops/>
      </style:paragraph-properties>
    </style:style>
    <style:style style:name="chpt-pref-text1-last" style:family="paragraph" style:parent-style-name="chpt-text">
      <style:paragraph-properties fo:margin-left="1.101cm" fo:margin-right="0cm" fo:text-indent="0cm" style:auto-text-indent="false" fo:keep-with-next="auto">
        <style:tab-stops/>
      </style:paragraph-properties>
    </style:style>
    <style:style style:name="chpt-pref-text2" style:family="paragraph" style:parent-style-name="chpt-text">
      <style:paragraph-properties fo:margin-left="1.101cm" fo:margin-right="0cm" fo:margin-top="0cm" fo:margin-bottom="0cm" fo:text-indent="0cm" style:auto-text-indent="false">
        <style:tab-stops/>
      </style:paragraph-properties>
    </style:style>
    <style:style style:name="chpt-pref-text2-last" style:family="paragraph" style:parent-style-name="chpt-text">
      <style:paragraph-properties fo:margin-left="1.101cm" fo:margin-right="0cm" fo:margin-top="0cm" fo:margin-bottom="0cm" fo:text-indent="0cm" style:auto-text-indent="false" fo:keep-with-next="auto">
        <style:tab-stops/>
      </style:paragraph-properties>
    </style:style>
    <style:style style:name="chpt-terms-list" style:family="paragraph" style:parent-style-name="chpt-terms2" style:list-style-name="list1"/>
    <style:style style:name="chpt-terms1" style:family="paragraph" style:parent-style-name="Standard">
      <style:paragraph-properties fo:margin-left="1.349cm" fo:margin-right="0cm" fo:margin-top="0.139cm" fo:margin-bottom="0cm" fo:line-height="0.388cm"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chpt-terms1-last" style:family="paragraph" style:parent-style-name="chpt-terms1">
      <style:paragraph-properties fo:margin-left="1.349cm" fo:margin-right="0cm" fo:margin-top="0cm" fo:margin-bottom="0cm" fo:text-indent="-0.25cm" style:auto-text-indent="false" fo:keep-with-next="auto"/>
    </style:style>
    <style:style style:name="chpt-terms2" style:family="paragraph" style:parent-style-name="chpt-terms1">
      <style:paragraph-properties fo:margin-left="1.349cm" fo:margin-right="0cm" fo:margin-top="0cm" fo:margin-bottom="0cm" fo:text-indent="-0.25cm" style:auto-text-indent="false" fo:keep-with-next="always"/>
    </style:style>
    <style:style style:name="chpt-terms2-last" style:family="paragraph" style:parent-style-name="chpt-terms2">
      <style:paragraph-properties fo:margin-left="1.349cm" fo:margin-right="0cm" fo:margin-top="0cm" fo:margin-bottom="0cm" fo:text-indent="-0.25cm" style:auto-text-indent="false" fo:keep-with-next="auto"/>
    </style:style>
    <style:style style:name="chpt-text" style:family="paragraph" style:parent-style-name="Standard">
      <style:paragraph-properties fo:margin-left="0cm" fo:margin-right="0cm" fo:margin-top="0.199cm" fo:margin-bottom="0cm" fo:line-height="0.388cm" fo:text-align="justify" style:justify-single-word="false" fo:orphans="3" fo:widows="3" fo:text-indent="0cm" style:auto-text-indent="false" fo:keep-with-next="always">
        <style:tab-stops>
          <style:tab-stop style:position="0cm"/>
        </style:tab-stops>
      </style:paragraph-properties>
      <style:text-properties fo:font-size="10pt" fo:language="de" fo:country="DE" style:font-size-asian="10pt" style:font-size-complex="10pt"/>
    </style:style>
    <style:style style:name="chpt-text-last" style:family="paragraph" style:parent-style-name="chpt-text" style:next-style-name="chpt-text">
      <style:paragraph-properties fo:margin-left="0cm" fo:margin-right="0cm" fo:margin-top="0.199cm" fo:margin-bottom="0cm" fo:line-height="0.388cm" fo:text-align="justify" style:justify-single-word="false" fo:orphans="3" fo:widows="3" fo:text-indent="0cm" style:auto-text-indent="false" fo:keep-with-next="auto"/>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headingIntro" style:family="paragraph" style:master-page-name="">
      <style:paragraph-properties fo:margin-left="0.499cm" fo:margin-right="0cm" fo:margin-top="0.711cm" fo:margin-bottom="0cm" fo:text-indent="-0.499cm" style:auto-text-indent="false" style:page-number="auto" fo:keep-with-next="always">
        <style:tab-stops>
          <style:tab-stop style:position="0.499cm"/>
        </style:tab-stops>
      </style:paragraph-properties>
      <style:text-properties style:font-name="Arial1" fo:font-size="14pt" fo:font-weight="normal"/>
    </style:style>
    <style:style style:name="head-ital-14" style:family="paragraph" style:parent-style-name="headingIntro">
      <style:text-properties style:font-name="Arial2" fo:font-size="14pt" fo:font-style="italic" fo:font-weight="normal"/>
    </style:style>
    <style:style style:name="chpt-cont2-first" style:family="paragraph" style:parent-style-name="chpt-cont2">
      <style:paragraph-properties fo:margin-top="0.42cm" fo:margin-bottom="0cm"/>
    </style:style>
    <style:style style:name="chpt-spec1" style:family="paragraph" style:parent-style-name="chpt-cont2-first" style:master-page-name="">
      <style:paragraph-properties fo:margin-left="0.529cm" fo:margin-right="0cm" fo:text-indent="-0.529cm" style:auto-text-indent="false" style:page-number="auto" fo:keep-with-next="always">
        <style:tab-stops/>
      </style:paragraph-properties>
    </style:style>
    <style:style style:name="chpt-spec3" style:family="paragraph" style:parent-style-name="chpt-spec1" style:master-page-name="">
      <style:paragraph-properties fo:margin-left="0.529cm" fo:margin-right="0cm" fo:margin-top="0cm" fo:margin-bottom="0cm" fo:text-indent="0cm" style:auto-text-indent="false" style:page-number="auto">
        <style:tab-stops/>
      </style:paragraph-properties>
    </style:style>
    <style:style style:name="chpt-spec4" style:family="paragraph" style:parent-style-name="chpt-spec3" style:master-page-name="">
      <style:paragraph-properties fo:margin-top="0.18cm" fo:margin-bottom="0cm" style:page-number="auto"/>
    </style:style>
    <style:style style:name="chpt-spec3-last" style:family="paragraph" style:parent-style-name="chpt-spec3" style:master-page-name="">
      <style:paragraph-properties style:page-number="auto" fo:keep-with-next="auto"/>
    </style:style>
    <style:style style:name="chpt-spec1-last" style:family="paragraph" style:parent-style-name="chpt-spec1" style:master-page-name="">
      <style:paragraph-properties fo:keep-together="always" style:page-number="auto" fo:keep-with-next="auto"/>
    </style:style>
    <style:style style:name="chpt-spec4-last" style:family="paragraph" style:parent-style-name="chpt-spec4" style:master-page-name="">
      <style:paragraph-properties fo:keep-together="always" style:page-number="auto" fo:keep-with-next="auto"/>
    </style:style>
    <style:style style:name="chpt-spec-terms1" style:family="paragraph" style:parent-style-name="block-terms1" style:master-page-name="">
      <style:paragraph-properties fo:margin-left="1.88cm" fo:margin-right="0cm" fo:text-indent="-1.349cm" style:auto-text-indent="false" style:page-number="auto">
        <style:tab-stops>
          <style:tab-stop style:position="-0.25cm"/>
        </style:tab-stops>
      </style:paragraph-properties>
    </style:style>
    <style:style style:name="chpt-spec-terms2" style:family="paragraph" style:parent-style-name="block-terms2" style:master-page-name="">
      <style:paragraph-properties fo:margin-left="1.88cm" fo:margin-right="0cm" fo:text-indent="-0.25cm" style:auto-text-indent="false" style:page-number="auto">
        <style:tab-stops/>
      </style:paragraph-properties>
    </style:style>
    <style:style style:name="chpt-spec-terms2-last" style:family="paragraph" style:parent-style-name="chpt-spec-terms2" style:master-page-name="">
      <style:paragraph-properties style:page-number="auto" fo:keep-with-next="auto"/>
    </style:style>
    <style:style style:name="chpt-spec3-tab" style:family="paragraph" style:parent-style-name="chpt-spec3" style:master-page-name="">
      <style:paragraph-properties fo:margin-left="0.78cm" fo:margin-right="0.199cm" fo:text-indent="-0.25cm" style:auto-text-indent="false" style:page-number="auto">
        <style:tab-stops/>
      </style:paragraph-properties>
    </style:style>
    <style:style style:name="chpt-spec-terms1-last" style:family="paragraph" style:parent-style-name="chpt-spec-terms1" style:master-page-name="">
      <style:paragraph-properties style:page-number="auto" fo:keep-with-next="auto"/>
    </style:style>
    <style:style style:name="chpt-spec2" style:family="paragraph" style:parent-style-name="chpt-spec1" style:master-page-name="">
      <style:paragraph-properties fo:margin-left="0.529cm" fo:margin-right="0cm" fo:margin-top="0.18cm" fo:margin-bottom="0cm" fo:keep-together="always" fo:text-indent="0cm" style:auto-text-indent="false" style:page-number="auto"/>
    </style:style>
    <style:style style:name="chpt-spec2-last" style:family="paragraph" style:parent-style-name="chpt-spec2" style:master-page-name="">
      <style:paragraph-properties fo:keep-together="always" style:page-number="auto" fo:keep-with-next="auto"/>
    </style:style>
    <style:style style:name="LAHS" style:family="paragraph" style:master-page-name="">
      <style:paragraph-properties fo:margin-left="2.251cm" fo:margin-right="0cm" fo:margin-top="0.18cm" fo:margin-bottom="0cm" fo:text-indent="0cm" style:auto-text-indent="false" style:page-number="auto"/>
      <style:text-properties style:font-name="Courier New" fo:font-size="10pt"/>
    </style:style>
    <style:style style:name="Litem" style:family="paragraph">
      <style:paragraph-properties fo:margin-left="3.099cm" fo:margin-right="0cm" fo:line-height="0.388cm" fo:text-align="start" style:justify-single-word="false" fo:keep-together="always" fo:hyphenation-ladder-count="255" fo:text-indent="-0.25cm" style:auto-text-indent="false" style:text-autospace="none" style:vertical-align="auto">
        <style:tab-stops/>
      </style:paragraph-properties>
      <style:text-properties fo:font-size="10pt" fo:language="pt" fo:country="BR" style:font-size-asian="10pt" style:language-asian="de" style:country-asian="DE" style:font-size-complex="10pt" fo:hyphenate="true" fo:hyphenation-remain-char-count="0" fo:hyphenation-push-char-count="0"/>
    </style:style>
    <style:style style:name="mod-block" style:family="paragraph" style:parent-style-name="Standard">
      <style:paragraph-properties fo:margin-top="0.212cm" fo:margin-bottom="0cm" fo:line-height="0.388cm" fo:text-align="justify" style:justify-single-word="false" fo:keep-together="always" fo:keep-with-next="always"/>
      <style:text-properties fo:font-size="10pt" fo:language="de" fo:country="DE" style:font-size-asian="10pt" style:font-size-complex="10pt"/>
    </style:style>
    <style:style style:name="mod-class-block" style:family="paragraph" style:parent-style-name="Standard">
      <style:paragraph-properties fo:margin-left="0.75cm" fo:margin-right="0cm" fo:margin-top="0.176cm" fo:margin-bottom="0cm" fo:line-height="0.388cm" fo:keep-together="always" fo:text-indent="-0.75cm" style:auto-text-indent="false" fo:keep-with-next="always">
        <style:tab-stops>
          <style:tab-stop style:position="0cm"/>
        </style:tab-stops>
      </style:paragraph-properties>
      <style:text-properties fo:font-size="10pt" fo:language="de" fo:country="DE" fo:font-weight="bold" style:font-size-asian="10pt" style:font-weight-asian="bold" style:font-size-complex="10pt" style:font-weight-complex="bold"/>
    </style:style>
    <style:style style:name="mod-class-block-5" style:family="paragraph" style:parent-style-name="Standard">
      <style:paragraph-properties fo:margin-left="0.75cm" fo:margin-right="0cm" fo:margin-top="0.106cm" fo:margin-bottom="0cm" fo:line-height="0.388cm" fo:keep-together="always" fo:text-indent="-0.75cm" style:auto-text-indent="false" fo:keep-with-next="always">
        <style:tab-stops>
          <style:tab-stop style:position="0cm"/>
        </style:tab-stops>
      </style:paragraph-properties>
      <style:text-properties fo:font-size="10pt" fo:language="de" fo:country="DE" style:font-size-asian="10pt" style:font-size-complex="10pt"/>
    </style:style>
    <style:style style:name="mod-class-block-excl2" style:family="paragraph">
      <style:paragraph-properties fo:margin-left="2.101cm" fo:margin-right="0cm" fo:margin-top="0cm" fo:margin-bottom="0cm" fo:text-indent="-0.25cm" style:auto-text-indent="false">
        <style:tab-stops>
          <style:tab-stop style:position="-0.25cm"/>
        </style:tab-stops>
      </style:paragraph-properties>
      <style:text-properties fo:font-size="10pt" fo:language="de" fo:country="DE" style:font-size-asian="10pt" style:font-size-complex="10pt"/>
    </style:style>
    <style:style style:name="mod-class-block-incl" style:family="paragraph" style:parent-style-name="Standard">
      <style:paragraph-properties fo:margin-left="1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mod-class-def" style:family="paragraph" style:parent-style-name="cat-def">
      <style:paragraph-properties fo:margin-left="0.75cm" fo:margin-right="0cm" fo:text-indent="0cm" style:auto-text-indent="false"/>
    </style:style>
    <style:style style:name="mod-class-def-last" style:family="paragraph" style:parent-style-name="mod-class-def">
      <style:paragraph-properties fo:keep-with-next="auto"/>
    </style:style>
    <style:style style:name="mod-class-first-def" style:family="paragraph" style:parent-style-name="mod-class-def" style:master-page-name="">
      <style:paragraph-properties fo:margin-top="0cm" fo:margin-bottom="0cm" style:page-number="auto"/>
    </style:style>
    <style:style style:name="mod-class-first-def-last" style:family="paragraph" style:parent-style-name="mod-class-def-last">
      <style:paragraph-properties fo:margin-top="0cm" fo:margin-bottom="0cm"/>
    </style:style>
    <style:style style:name="mod-class-pref-text1" style:family="paragraph" style:parent-style-name="cat-pref-text1">
      <style:paragraph-properties fo:margin-left="1.85cm" fo:margin-right="0cm" fo:margin-top="0.139cm" fo:margin-bottom="0cm" fo:line-height="0.388cm" fo:text-align="justify" style:justify-single-word="false" fo:keep-together="always" fo:text-indent="-1.101cm" style:auto-text-indent="false">
        <style:tab-stops>
          <style:tab-stop style:position="0cm"/>
        </style:tab-stops>
      </style:paragraph-properties>
      <style:text-properties fo:font-size="10pt"/>
    </style:style>
    <style:style style:name="mod-class-pref-text1-last" style:family="paragraph" style:parent-style-name="mod-class-pref-text1">
      <style:paragraph-properties fo:keep-with-next="auto"/>
    </style:style>
    <style:style style:name="mod-class-pref-text2" style:family="paragraph">
      <style:paragraph-properties fo:margin-left="1.85cm" fo:margin-right="0cm" fo:text-indent="0cm" style:auto-text-indent="false"/>
    </style:style>
    <style:style style:name="mod-class-pref-text2-last" style:family="paragraph" style:parent-style-name="mod-class-pref-text2">
      <style:paragraph-properties fo:keep-with-next="auto"/>
    </style:style>
    <style:style style:name="mod-class-first-pref-text1" style:family="paragraph" style:parent-style-name="mod-class-pref-text1">
      <style:paragraph-properties fo:margin-top="0cm" fo:margin-bottom="0cm"/>
    </style:style>
    <style:style style:name="mod-class-first-pref-text1-last" style:family="paragraph" style:parent-style-name="mod-class-first-pref-text1" style:master-page-name="">
      <style:paragraph-properties style:page-number="auto" fo:keep-with-next="auto"/>
    </style:style>
    <style:style style:name="mod-class-terms-list1" style:family="paragraph" style:parent-style-name="mod-class-terms2" style:list-style-name="list1" style:master-page-name="">
      <style:paragraph-properties fo:margin-left="2.101cm" fo:margin-right="0cm" fo:margin-top="0.139cm" fo:margin-bottom="0cm" fo:text-indent="-1.349cm" style:auto-text-indent="false" style:page-number="auto">
        <style:tab-stops>
          <style:tab-stop style:position="-0.25cm"/>
        </style:tab-stops>
      </style:paragraph-properties>
      <style:text-properties fo:font-size="10pt"/>
    </style:style>
    <style:style style:name="mod-class-terms-list1-last" style:family="paragraph" style:parent-style-name="mod-class-terms-list1" style:master-page-name="">
      <style:paragraph-properties style:page-number="auto" fo:keep-with-next="auto"/>
    </style:style>
    <style:style style:name="mod-class-terms-list2" style:family="paragraph" style:parent-style-name="mod-class-terms-list1">
      <style:paragraph-properties fo:margin-left="2.101cm" fo:margin-right="0cm" fo:margin-top="0cm" fo:margin-bottom="0cm" fo:text-indent="-0.25cm" style:auto-text-indent="false">
        <style:tab-stops>
          <style:tab-stop style:position="-0.25cm"/>
        </style:tab-stops>
      </style:paragraph-properties>
    </style:style>
    <style:style style:name="mod-class-terms-list2-last" style:family="paragraph" style:parent-style-name="mod-class-terms-list2" style:master-page-name="">
      <style:paragraph-properties style:page-number="auto" fo:keep-with-next="auto"/>
    </style:style>
    <style:style style:name="mod-class-terms1" style:family="paragraph" style:parent-style-name="cat-terms1">
      <style:paragraph-properties fo:margin-left="2.099cm" fo:margin-right="0cm" fo:text-indent="-1.349cm" style:auto-text-indent="false" fo:keep-with-next="always"/>
    </style:style>
    <style:style style:name="mod-class-terms1-last" style:family="paragraph" style:parent-style-name="mod-class-terms1">
      <style:paragraph-properties fo:keep-with-next="auto"/>
    </style:style>
    <style:style style:name="mod-class-terms2" style:family="paragraph" style:parent-style-name="mod-class-terms1">
      <style:paragraph-properties fo:margin-left="2.101cm" fo:margin-right="0cm" fo:margin-top="0cm" fo:margin-bottom="0cm" fo:keep-together="always" fo:text-indent="-0.25cm" style:auto-text-indent="false" fo:keep-with-next="always">
        <style:tab-stops/>
      </style:paragraph-properties>
    </style:style>
    <style:style style:name="mod-class-terms2-last" style:family="paragraph" style:parent-style-name="mod-class-terms2">
      <style:paragraph-properties fo:keep-with-next="auto"/>
    </style:style>
    <style:style style:name="mod-class-first-terms1" style:family="paragraph" style:parent-style-name="mod-class-terms1" style:master-page-name="">
      <style:paragraph-properties fo:margin-top="0cm" fo:margin-bottom="0cm" style:page-number="auto"/>
    </style:style>
    <style:style style:name="mod-class-first-terms1-last" style:family="paragraph" style:parent-style-name="mod-class-first-terms1" style:master-page-name="">
      <style:paragraph-properties style:page-number="auto" fo:keep-with-next="auto"/>
    </style:style>
    <style:style style:name="mod-class-text" style:family="paragraph" style:parent-style-name="cat-text">
      <style:paragraph-properties fo:margin-left="0.75cm" fo:margin-right="0cm" fo:text-indent="0cm" style:auto-text-indent="false" fo:background-color="transparent">
        <style:tab-stops/>
        <style:background-image/>
      </style:paragraph-properties>
    </style:style>
    <style:style style:name="mod-class-text-last" style:family="paragraph" style:parent-style-name="mod-class-text">
      <style:paragraph-properties fo:keep-with-next="auto"/>
    </style:style>
    <style:style style:name="mod-class4" style:family="paragraph" style:parent-style-name="cat4">
      <style:paragraph-properties fo:margin-left="0.75cm" fo:margin-right="0cm" fo:text-indent="-0.75cm" style:auto-text-indent="false">
        <style:tab-stops/>
      </style:paragraph-properties>
      <style:text-properties style:font-name="Times New Roman1"/>
    </style:style>
    <style:style style:name="mod-class4-cat" style:family="paragraph" style:parent-style-name="mod-class5-cat" style:master-page-name="">
      <style:paragraph-properties style:page-number="auto"/>
      <style:text-properties fo:font-weight="bold"/>
    </style:style>
    <style:style style:name="mod-class4-cat-solo" style:family="paragraph" style:parent-style-name="mod-class4-cat" style:master-page-name="">
      <style:paragraph-properties style:page-number="auto" fo:keep-with-next="auto"/>
    </style:style>
    <style:style style:name="mod-class4-incl" style:family="paragraph" style:parent-style-name="cat4-incl">
      <style:paragraph-properties fo:margin-left="1cm" fo:margin-right="0cm" fo:text-indent="-0.25cm" style:auto-text-indent="false" fo:keep-with-next="always">
        <style:tab-stops/>
      </style:paragraph-properties>
    </style:style>
    <style:style style:name="mod-class4-incl-tab" style:family="paragraph" style:parent-style-name="mod-class4-incl">
      <style:paragraph-properties fo:margin-left="1cm" fo:margin-right="0.199cm" fo:margin-top="0cm" fo:margin-bottom="0cm" fo:text-indent="-0.25cm" style:auto-text-indent="false" fo:keep-with-next="always">
        <style:tab-stops/>
      </style:paragraph-properties>
    </style:style>
    <style:style style:name="mod-class4-incl1" style:family="paragraph" style:parent-style-name="mod-class4-incl">
      <style:paragraph-properties fo:margin-left="1cm" fo:margin-right="0cm" fo:margin-top="0.139cm" fo:margin-bottom="0cm" fo:text-indent="-0.25cm" style:auto-text-indent="false" fo:keep-with-next="always">
        <style:tab-stops/>
      </style:paragraph-properties>
    </style:style>
    <style:style style:name="mod-class4-incl1-last" style:family="paragraph" style:parent-style-name="mod-class4-incl1">
      <style:paragraph-properties fo:margin-left="1cm" fo:margin-right="0cm" fo:text-indent="-0.25cm" style:auto-text-indent="false" fo:keep-with-next="auto">
        <style:tab-stops/>
      </style:paragraph-properties>
    </style:style>
    <style:style style:name="mod-class4-incl-last" style:family="paragraph" style:parent-style-name="mod-class4-incl">
      <style:paragraph-properties fo:keep-with-next="auto"/>
    </style:style>
    <style:style style:name="mod-class4-incl-list" style:family="paragraph" style:list-style-name="list1"/>
    <style:style style:name="mod-class4-first-incl1" style:family="paragraph" style:parent-style-name="mod-class4-incl1">
      <style:paragraph-properties fo:margin-top="0cm" fo:margin-bottom="0cm"/>
    </style:style>
    <style:style style:name="mod-class4-first-incl1-last" style:family="paragraph" style:parent-style-name="mod-class4-incl1-last">
      <style:paragraph-properties fo:margin-top="0cm" fo:margin-bottom="0cm"/>
    </style:style>
    <style:style style:name="mod-class4-solo" style:family="paragraph" style:parent-style-name="mod-class4">
      <style:paragraph-properties fo:keep-with-next="auto"/>
    </style:style>
    <style:style style:name="mod-class5" style:family="paragraph" style:parent-style-name="Heading_20_7">
      <style:paragraph-properties fo:margin-left="0.75cm" fo:margin-right="0cm" fo:margin-top="0.24cm" fo:margin-bottom="0cm" fo:text-indent="-0.75cm" style:auto-text-indent="false">
        <style:tab-stops/>
      </style:paragraph-properties>
      <style:text-properties style:font-name="Times New Roman2" fo:font-size="10pt" fo:language="de" fo:country="DE" style:font-size-asian="10pt" style:font-size-complex="10pt"/>
    </style:style>
    <style:style style:name="mod-class5-solo" style:family="paragraph" style:parent-style-name="mod-class5">
      <style:paragraph-properties fo:keep-with-next="auto"/>
    </style:style>
    <style:style style:name="mod-class5-cat" style:family="paragraph">
      <style:paragraph-properties fo:margin-left="3.099cm" fo:margin-right="0cm" fo:margin-top="0.18cm" fo:margin-bottom="0cm" fo:line-height="0.349cm" fo:text-indent="-1.349cm" style:auto-text-indent="false">
        <style:tab-stops>
          <style:tab-stop style:position="-0.25cm"/>
        </style:tab-stops>
      </style:paragraph-properties>
      <style:text-properties fo:font-size="10pt"/>
    </style:style>
    <style:style style:name="mod-class5-cat-incl" style:family="paragraph" style:master-page-name="">
      <style:paragraph-properties fo:margin-left="3.099cm" fo:margin-right="0cm" fo:line-height="0.349cm" fo:keep-together="always" fo:text-indent="-0.25cm" style:auto-text-indent="false" style:page-number="auto" fo:keep-with-next="always">
        <style:tab-stops/>
      </style:paragraph-properties>
      <style:text-properties fo:font-size="10pt"/>
    </style:style>
    <style:style style:name="mod-class5-cat-incl-last" style:family="paragraph" style:parent-style-name="mod-class5-cat-incl">
      <style:paragraph-properties fo:keep-with-next="auto"/>
    </style:style>
    <style:style style:name="mod-class5-cat-incl-tab" style:family="paragraph" style:parent-style-name="mod-class5-cat-incl">
      <style:paragraph-properties fo:margin-left="3.099cm" fo:margin-right="0.199cm" fo:line-height="0.349cm" fo:text-indent="-0.25cm" style:auto-text-indent="false">
        <style:tab-stops/>
      </style:paragraph-properties>
      <style:text-properties fo:font-size="10pt"/>
    </style:style>
    <style:style style:name="tab-col1" style:family="paragraph" style:parent-style-name="Standard">
      <style:paragraph-properties fo:margin-left="0.25cm" fo:margin-right="0.199cm" fo:line-height="0.388cm" fo:keep-together="always" fo:text-indent="-0.25cm" style:auto-text-indent="false">
        <style:tab-stops/>
      </style:paragraph-properties>
      <style:text-properties fo:font-size="10pt" fo:language="de" fo:country="DE" style:font-size-asian="10pt" style:font-size-complex="10pt"/>
    </style:style>
    <style:style style:name="tab-col1-pref1" style:family="paragraph" style:parent-style-name="Standard">
      <style:paragraph-properties fo:margin-left="1.349cm" fo:margin-right="0.199cm" fo:line-height="0.388cm" fo:keep-together="always" fo:text-indent="-1.349cm" style:auto-text-indent="false">
        <style:tab-stops>
          <style:tab-stop style:position="-0.25cm"/>
        </style:tab-stops>
      </style:paragraph-properties>
      <style:text-properties fo:font-size="10pt" fo:language="de" fo:country="DE" style:font-size-asian="10pt" style:font-size-complex="10pt"/>
    </style:style>
    <style:style style:name="tab-col1-pref2" style:family="paragraph" style:parent-style-name="tab-col1-pref1">
      <style:paragraph-properties fo:margin-left="1.349cm" fo:margin-right="0.199cm" fo:text-indent="-0.25cm" style:auto-text-indent="false"/>
    </style:style>
    <style:style style:name="tab-col2" style:family="paragraph" style:parent-style-name="Standard">
      <style:paragraph-properties fo:margin-left="0.392cm" fo:margin-right="0.199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 style:family="paragraph" style:parent-style-name="Standard">
      <style:paragraph-properties fo:margin-left="0.25cm" fo:margin-right="0cm" fo:margin-top="0.199cm" fo:margin-bottom="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last" style:family="paragraph" style:parent-style-name="termList1">
      <style:paragraph-properties fo:margin-left="0.25cm" fo:margin-right="0cm" fo:margin-top="0.199cm" fo:margin-bottom="0cm" fo:line-height="0.388cm" fo:keep-together="always" fo:text-indent="-0.25cm" style:auto-text-indent="false" fo:keep-with-next="auto">
        <style:tab-stops/>
      </style:paragraph-properties>
    </style:style>
    <style:style style:name="termList2" style:family="paragraph" style:parent-style-name="termList1">
      <style:paragraph-properties fo:margin-left="0.25cm" fo:margin-right="0cm" fo:margin-top="0cm" fo:margin-bottom="0cm" fo:line-height="0.388cm" fo:keep-together="always" fo:text-indent="-0.25cm" style:auto-text-indent="false" fo:keep-with-next="always">
        <style:tab-stops/>
      </style:paragraph-properties>
    </style:style>
    <style:style style:name="termList3" style:family="paragraph" style:parent-style-name="termList1">
      <style:paragraph-properties fo:margin-left="0.25cm" fo:margin-right="0cm" fo:margin-top="0cm" fo:margin-bottom="0cm" fo:line-height="0.388cm" fo:keep-together="always" fo:text-indent="-0.25cm" style:auto-text-indent="false" fo:keep-with-next="auto">
        <style:tab-stops/>
      </style:paragraph-properties>
    </style:style>
    <style:style style:name="validMC" style:family="paragraph" style:parent-style-name="cat4" style:class="text" style:master-page-name="">
      <style:paragraph-properties fo:margin-left="0cm" fo:margin-right="0cm" fo:margin-top="0cm" fo:margin-bottom="0cm" fo:text-indent="0cm" style:auto-text-indent="false" style:page-number="auto"/>
      <style:text-properties fo:font-size="8pt" fo:font-weight="normal"/>
    </style:style>
    <style:style style:name="Numbering_20_Symbols" style:display-name="Numbering Symbols" style:family="text"/>
    <style:style style:name="bold" style:family="text">
      <style:text-properties fo:font-weight="bold" fo:background-color="transparent" style:font-weight-asian="bold" style:font-weight-complex="bold"/>
    </style:style>
    <style:style style:name="italic" style:family="text">
      <style:text-properties fo:font-size="10pt" fo:language="de" fo:country="DE" fo:font-style="italic" style:font-size-asian="10pt" style:font-size-complex="10pt"/>
    </style:style>
    <style:style style:name="cat3Code"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footnote_20_reference" style:display-name="footnote reference" style:family="text">
      <style:text-properties style:text-position="25% 58%"/>
    </style:style>
    <style:style style:name="subscript" style:family="text">
      <style:text-properties style:text-position="sub 58%"/>
    </style:style>
    <style:style style:name="superscript" style:family="text">
      <style:text-properties style:text-position="super 58%"/>
    </style:style>
    <style:style style:name="Zcode3"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Zinkl" style:family="text">
      <style:text-properties fo:font-size="10pt" fo:language="de" fo:country="DE" fo:font-style="italic" fo:font-weight="bold" style:font-size-asian="10pt" style:language-asian="de" style:country-asian="DE" style:font-style-asian="italic" style:font-weight-asian="bold" style:font-size-complex="10pt" style:font-style-complex="italic" style:font-weight-complex="bold"/>
    </style:style>
    <style:style style:name="Bullet_5f_20_5f_Symbols" style:display-name="Bullet_20_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format="">
        <style:list-level-properties/>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space-before="0.501cm" text:min-label-width="0.499cm"/>
      </text:list-level-style-number>
      <text:list-level-style-number text:level="4" text:style-name="Numbering_20_Symbols" style:num-suffix="." style:num-format="1">
        <style:list-level-properties text:space-before="1cm" text:min-label-width="0.499cm"/>
      </text:list-level-style-number>
      <text:list-level-style-number text:level="5" text:style-name="Numbering_20_Symbols" style:num-suffix="." style:num-format="1">
        <style:list-level-properties text:space-before="1.501cm" text:min-label-width="0.499cm"/>
      </text:list-level-style-number>
      <text:list-level-style-number text:level="6" text:style-name="Numbering_20_Symbols" style:num-suffix="." style:num-format="1">
        <style:list-level-properties text:space-before="2cm" text:min-label-width="0.499cm"/>
      </text:list-level-style-number>
      <text:list-level-style-number text:level="7" text:style-name="Numbering_20_Symbols" style:num-suffix="." style:num-format="1">
        <style:list-level-properties text:space-before="2.501cm" text:min-label-width="0.499cm"/>
      </text:list-level-style-number>
      <text:list-level-style-number text:level="8" text:style-name="Numbering_20_Symbols" style:num-suffix="." style:num-format="1">
        <style:list-level-properties text:space-before="3.001cm" text:min-label-width="0.499cm"/>
      </text:list-level-style-number>
      <text:list-level-style-number text:level="9" text:style-name="Numbering_20_Symbols" style:num-suffix="." style:num-format="1">
        <style:list-level-properties text:space-before="3.502cm" text:min-label-width="0.499cm"/>
      </text:list-level-style-number>
      <text:list-level-style-number text:level="10" text:style-name="Numbering_20_Symbols" style:num-suffix="." style:num-format="1">
        <style:list-level-properties text:space-before="4.001cm" text:min-label-width="0.499cm"/>
      </text:list-level-style-number>
    </text:list-style>
    <text:list-style style:name="bullet">
      <text:list-level-style-bullet text:level="1" text:style-name="Bullet_5f_20_5f_Symbols" text:bullet-char="•">
        <style:list-level-properties text:min-label-width="0.25cm"/>
      </text:list-level-style-bullet>
      <text:list-level-style-bullet text:level="2" text:style-name="Bullet_5f_20_5f_Symbols" text:bullet-char="•">
        <style:list-level-properties text:space-before="0.249cm" text:min-label-width="0.25cm"/>
      </text:list-level-style-bullet>
      <text:list-level-style-bullet text:level="3" text:style-name="Bullet_5f_20_5f_Symbols" text:bullet-char="•">
        <style:list-level-properties text:space-before="0.5cm" text:min-label-width="0.25cm"/>
      </text:list-level-style-bullet>
      <text:list-level-style-bullet text:level="4" text:style-name="Bullet_5f_20_5f_Symbols" text:bullet-char="•">
        <style:list-level-properties text:space-before="0.75cm" text:min-label-width="0.25cm"/>
      </text:list-level-style-bullet>
      <text:list-level-style-bullet text:level="5" text:style-name="Bullet_5f_20_5f_Symbols" text:bullet-char="•">
        <style:list-level-properties text:space-before="2.001cm" text:min-label-width="0.25cm"/>
      </text:list-level-style-bullet>
      <text:list-level-style-bullet text:level="6" text:style-name="Bullet_5f_20_5f_Symbols" text:bullet-char="•">
        <style:list-level-properties text:space-before="2.249cm" text:min-label-width="0.25cm"/>
      </text:list-level-style-bullet>
      <text:list-level-style-bullet text:level="7" text:style-name="Bullet_5f_20_5f_Symbols" text:bullet-char="•">
        <style:list-level-properties text:space-before="2.5cm" text:min-label-width="0.25cm"/>
      </text:list-level-style-bullet>
      <text:list-level-style-bullet text:level="8" text:style-name="Bullet_5f_20_5f_Symbols" text:bullet-char="•">
        <style:list-level-properties text:space-before="2.75cm" text:min-label-width="0.25cm"/>
      </text:list-level-style-bullet>
      <text:list-level-style-bullet text:level="9" text:style-name="Bullet_5f_20_5f_Symbols" text:bullet-char="•">
        <style:list-level-properties text:space-before="3.001cm" text:min-label-width="0.25cm"/>
      </text:list-level-style-bullet>
      <text:list-level-style-bullet text:level="10" text:style-name="Bullet_5f_20_5f_Symbols" text:bullet-char="•">
        <style:list-level-properties text:space-before="3.25cm" text:min-label-width="0.25cm"/>
      </text:list-level-style-bullet>
    </text:list-style>
    <text:list-style style:name="dash">
      <text:list-level-style-bullet text:level="1" text:style-name="Bullet_5f_20_5f_Symbols" text:bullet-char="-">
        <style:list-level-properties text:space-before="0.635cm" text:min-label-width="0.635cm"/>
        <style:text-properties fo:font-family="Tahoma" style:font-family-generic="swiss" style:font-pitch="variable"/>
      </text:list-level-style-bullet>
      <text:list-level-style-bullet text:level="2" text:style-name="Bullet_5f_20_5f_Symbols" text:bullet-char="-">
        <style:list-level-properties text:space-before="1.27cm" text:min-label-width="0.635cm"/>
        <style:text-properties fo:font-family="Tahoma" style:font-family-generic="swiss" style:font-pitch="variable"/>
      </text:list-level-style-bullet>
      <text:list-level-style-bullet text:level="3" text:style-name="Bullet_5f_20_5f_Symbols" text:bullet-char="-">
        <style:list-level-properties text:space-before="1.905cm" text:min-label-width="0.635cm"/>
        <style:text-properties fo:font-family="Tahoma" style:font-family-generic="swiss" style:font-pitch="variable"/>
      </text:list-level-style-bullet>
      <text:list-level-style-bullet text:level="4" text:style-name="Bullet_5f_20_5f_Symbols" text:bullet-char="-">
        <style:list-level-properties text:space-before="2.54cm" text:min-label-width="0.635cm"/>
        <style:text-properties fo:font-family="Tahoma" style:font-family-generic="swiss" style:font-pitch="variable"/>
      </text:list-level-style-bullet>
      <text:list-level-style-bullet text:level="5" text:style-name="Bullet_5f_20_5f_Symbols" text:bullet-char="-">
        <style:list-level-properties text:space-before="3.175cm" text:min-label-width="0.635cm"/>
        <style:text-properties fo:font-family="Tahoma" style:font-family-generic="swiss" style:font-pitch="variable"/>
      </text:list-level-style-bullet>
      <text:list-level-style-bullet text:level="6" text:style-name="Bullet_5f_20_5f_Symbols" text:bullet-char="-">
        <style:list-level-properties text:space-before="3.81cm" text:min-label-width="0.635cm"/>
        <style:text-properties fo:font-family="Tahoma" style:font-family-generic="swiss" style:font-pitch="variable"/>
      </text:list-level-style-bullet>
      <text:list-level-style-bullet text:level="7" text:style-name="Bullet_5f_20_5f_Symbols" text:bullet-char="-">
        <style:list-level-properties text:space-before="4.445cm" text:min-label-width="0.635cm"/>
        <style:text-properties fo:font-family="Tahoma" style:font-family-generic="swiss" style:font-pitch="variable"/>
      </text:list-level-style-bullet>
      <text:list-level-style-bullet text:level="8" text:style-name="Bullet_5f_20_5f_Symbols" text:bullet-char="-">
        <style:list-level-properties text:space-before="5.08cm" text:min-label-width="0.635cm"/>
        <style:text-properties fo:font-family="Tahoma" style:font-family-generic="swiss" style:font-pitch="variable"/>
      </text:list-level-style-bullet>
      <text:list-level-style-bullet text:level="9" text:style-name="Bullet_5f_20_5f_Symbols" text:bullet-char="-">
        <style:list-level-properties text:space-before="5.715cm" text:min-label-width="0.635cm"/>
        <style:text-properties fo:font-family="Tahoma" style:font-family-generic="swiss" style:font-pitch="variable"/>
      </text:list-level-style-bullet>
      <text:list-level-style-bullet text:level="10" text:style-name="Bullet_5f_20_5f_Symbols" text:bullet-char="-">
        <style:list-level-properties text:space-before="6.35cm" text:min-label-width="0.635cm"/>
        <style:text-properties fo:font-family="Tahoma" style:font-family-generic="swiss" style:font-pitch="variable"/>
      </text:list-level-style-bullet>
    </text:list-style>
    <text:list-style style:name="list1">
      <text:list-level-style-number text:level="1" text:style-name="Numbering_20_Symbols" style:num-format="">
        <style:list-level-properties/>
      </text:list-level-style-number>
      <text:list-level-style-bullet text:level="2" text:style-name="Bullet_5f_20_5f_Symbols" text:bullet-char="•">
        <style:list-level-properties text:min-label-width="0.25cm"/>
      </text:list-level-style-bullet>
      <text:list-level-style-bullet text:level="3" text:style-name="Bullet_5f_20_5f_Symbols" text:bullet-char="•">
        <style:list-level-properties text:space-before="0.249cm" text:min-label-width="0.25cm"/>
      </text:list-level-style-bullet>
      <text:list-level-style-bullet text:level="4" text:style-name="Bullet_5f_20_5f_Symbols" text:bullet-char="•">
        <style:list-level-properties text:space-before="0.5cm" text:min-label-width="0.25cm"/>
      </text:list-level-style-bullet>
      <text:list-level-style-bullet text:level="5" text:style-name="Bullet_5f_20_5f_Symbols" text:bullet-char="•">
        <style:list-level-properties text:space-before="0.75cm" text:min-label-width="0.25cm"/>
      </text:list-level-style-bullet>
      <text:list-level-style-bullet text:level="6" text:style-name="Bullet_5f_20_5f_Symbols" text:bullet-char="•">
        <style:list-level-properties text:space-before="2.001cm" text:min-label-width="0.25cm"/>
      </text:list-level-style-bullet>
      <text:list-level-style-bullet text:level="7" text:style-name="Bullet_5f_20_5f_Symbols" text:bullet-char="•">
        <style:list-level-properties text:space-before="2.249cm" text:min-label-width="0.25cm"/>
      </text:list-level-style-bullet>
      <text:list-level-style-bullet text:level="8" text:style-name="Bullet_5f_20_5f_Symbols" text:bullet-char="•">
        <style:list-level-properties text:space-before="2.5cm" text:min-label-width="0.25cm"/>
      </text:list-level-style-bullet>
      <text:list-level-style-bullet text:level="9" text:style-name="Bullet_5f_20_5f_Symbols" text:bullet-char="•">
        <style:list-level-properties text:space-before="2.75cm" text:min-label-width="0.25cm"/>
      </text:list-level-style-bullet>
      <text:list-level-style-bullet text:level="10" text:style-name="Bullet_5f_20_5f_Symbols" text:bullet-char="•">
        <style:list-level-properties text:space-before="3.001cm" text:min-label-width="0.25cm"/>
      </text:list-level-style-bullet>
    </text:list-style>
    <text:list-style style:name="loweralpha">
      <text:list-level-style-number text:level="1" style:num-suffix=")" style:num-format="a">
        <style:list-level-properties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page-layout>
    <style:page-layout style:name="Mpm3" style:page-usage="left">
      <style:page-layout-properties fo:page-width="21.001cm" fo:page-height="29.7cm" style:num-format="1" style:print-orientation="portrait" fo:margin-top="2.499cm" fo:margin-bottom="2cm" fo:margin-left="2.499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header>
        <text:p text:style-name="Header">Internationale Klassifikation der Krankheiten - ICD-10-GM 2013</text:p>
      </style:header>
    </style:master-page>
    <style:master-page style:name="Left_20_Page" style:display-name="Left Page" style:page-layout-name="Mpm3" style:next-style-name="Right_20_Page">
      <style:header>
        <text:p text:style-name="Header_20_left">Internationale Klassifikation der Krankheiten - ICD-10-GM 2013</text:p>
      </style:header>
      <style:footer>
        <text:p text:style-name="Footer_20_left"><text:page-number text:select-page="current">3</text:page-number> </text:p>
      </style:footer>
    </style:master-page>
    <style:master-page style:name="Right_20_Page" style:display-name="Right Page" style:page-layout-name="Mpm4" style:next-style-name="Left_20_Page">
      <style:header>
        <text:p text:style-name="Header_20_right"><text:chapter text:display="name" text:outline-level="1">Kommentar zur ICD-10-GM Version 2013</text:chapter> </text:p>
      </style:header>
      <style:footer>
        <text:p text:style-name="Footer_20_right"><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CTK Birch</meta:initial-creator>
    <meta:creation-date>2006-08-07T14:37:33</meta:creation-date>
    <dc:date>2012-09-24T17:13:44.30</dc:date>
    <dc:language>de-DE</dc:language>
    <meta:editing-cycles>13</meta:editing-cycles>
    <meta:editing-duration>PT32M21S</meta:editing-duration>
    <meta:print-date>2012-09-20T14:19:01.17</meta:print-date>
    <meta:document-statistic meta:table-count="0" meta:image-count="0" meta:object-count="0" meta:page-count="3" meta:paragraph-count="61" meta:word-count="1058" meta:character-count="8649"/>
    <meta:user-defined meta:name="Info 1"/>
    <meta:user-defined meta:name="Info 2"/>
    <meta:user-defined meta:name="Info 3"/>
    <meta:user-defined meta:name="Info 4"/>
  </office:meta>
</office:document-meta>
</file>